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900000422D991E1AE2C56E5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21.341cm" svg:height="20.886cm" draw:z-index="0"><draw:image xlink:href="Pictures/100000000000043900000422D991E1AE2C56E52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5T22:54:22.773743112</meta:creation-date>
    <meta:generator>LibreOffice/6.4.6.2$Linux_X86_64 LibreOffice_project/40$Build-2</meta:generator>
    <dc:date>2020-11-16T21:46:37.885330120</dc:date>
    <meta:editing-duration>PT28S</meta:editing-duration>
    <meta:editing-cycles>6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